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497a" officeooo:paragraph-rsid="000e497a"/>
    </style:style>
    <style:style style:name="P2" style:family="paragraph" style:parent-style-name="Standard">
      <style:text-properties fo:font-weight="bold" officeooo:rsid="000e874b" officeooo:paragraph-rsid="000f4e68" style:font-weight-asian="bold" style:font-weight-complex="bold"/>
    </style:style>
    <style:style style:name="P3" style:family="paragraph" style:parent-style-name="Standard">
      <style:text-properties fo:font-weight="normal" officeooo:rsid="000e497a" officeooo:paragraph-rsid="000e497a" style:font-weight-asian="normal" style:font-weight-complex="normal"/>
    </style:style>
    <style:style style:name="P4" style:family="paragraph" style:parent-style-name="Standard">
      <style:text-properties fo:font-weight="normal" officeooo:rsid="000e497a" officeooo:paragraph-rsid="000e874b" style:font-weight-asian="normal" style:font-weight-complex="normal"/>
    </style:style>
    <style:style style:name="P5" style:family="paragraph" style:parent-style-name="Standard">
      <style:text-properties fo:font-weight="normal" officeooo:rsid="000e874b" officeooo:paragraph-rsid="000e874b" style:font-weight-asian="normal" style:font-weight-complex="normal"/>
    </style:style>
    <style:style style:name="P6" style:family="paragraph" style:parent-style-name="Standard">
      <style:text-properties fo:font-weight="normal" officeooo:rsid="000e874b" officeooo:paragraph-rsid="000f4e68" style:font-weight-asian="normal" style:font-weight-complex="normal"/>
    </style:style>
    <style:style style:name="P7" style:family="paragraph" style:parent-style-name="Standard">
      <style:text-properties fo:font-weight="normal" officeooo:rsid="000f4e68" officeooo:paragraph-rsid="000f4e68" style:font-weight-asian="normal" style:font-weight-complex="normal"/>
    </style:style>
    <style:style style:name="P8" style:family="paragraph" style:parent-style-name="Standard">
      <style:text-properties fo:font-weight="normal" officeooo:rsid="000f4e68" officeooo:paragraph-rsid="0010ba31" style:font-weight-asian="normal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0f4e68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0e874b" style:font-size-asian="14pt" style:font-size-complex="14pt"/>
    </style:style>
    <style:style style:name="T5" style:family="text">
      <style:text-properties fo:font-size="14pt" officeooo:rsid="000e497a" style:font-size-asian="14pt" style:font-size-complex="14pt"/>
    </style:style>
    <style:style style:name="T6" style:family="text">
      <style:text-properties fo:font-size="14pt" officeooo:rsid="000f4e68" style:font-size-asian="14pt" style:font-size-complex="14pt"/>
    </style:style>
    <style:style style:name="T7" style:family="text">
      <style:text-properties fo:font-size="14pt" officeooo:rsid="0010ba31" style:font-size-asian="14pt" style:font-size-complex="14pt"/>
    </style:style>
    <style:style style:name="T8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 text:c="30"/></text:span><text:span text:style-name="T8"><text:s/>User story</text:span></text:p>
      <text:p text:style-name="P3"/>
      <text:p text:style-name="P3"/>
      <text:p text:style-name="P3"><text:s text:c="38"/><text:span text:style-name="T2">as a admin</text:span></text:p>
      <text:p text:style-name="P3"/>
      <text:p text:style-name="P3"><text:span text:style-name="T3">1.</text:span><text:span text:style-name="T4">As a admin I want to use the nav bar so that user can </text:span><text:span text:style-name="T7">easily</text:span><text:span text:style-name="T4"> </text:span><text:span text:style-name="T7">navigate</text:span><text:span text:style-name="T4"> the web site just by clicking the page name.</text:span></text:p>
      <text:p text:style-name="P3"/>
      <text:p text:style-name="P4"><text:span text:style-name="T3">2.</text:span><text:span text:style-name="T4">As a admin I want to let users see only what they are proven to see.</text:span></text:p>
      <text:p text:style-name="P4"/>
      <text:p text:style-name="P4"><text:span text:style-name="T4">3.As a Admin I want the user to use contact me <text:s/>form so that they can inter-connect with me through massages.</text:span></text:p>
      <text:p text:style-name="P4"/>
      <text:p text:style-name="P5"><text:span text:style-name="T3">4.As a Admin I want to use picture caro</text:span><text:span text:style-name="T7">u</text:span><text:span text:style-name="T3">s</text:span><text:span text:style-name="T7">e</text:span><text:span text:style-name="T3">l so that user can </text:span><text:span text:style-name="T7">easily</text:span><text:span text:style-name="T3"> see my published picture just by clicking or slide.</text:span><text:span text:style-name="T5"> </text:span></text:p>
      <text:p text:style-name="P5"><text:span text:style-name="T5"/></text:p>
      <text:p text:style-name="P5"><text:span text:style-name="T5">5.</text:span><text:span text:style-name="T3">As a <text:s/>admin I want to use the registration form so that I can register user and keep a trace of hem.</text:span></text:p>
      <text:p text:style-name="P3"/>
      <text:p text:style-name="P5"><text:span text:style-name="T3">6.</text:span><text:span text:style-name="T5">As a Admin I want to use the log in page so that I can log into my dash board to see information about my </text:span><text:span text:style-name="T7">web page</text:span><text:span text:style-name="T5"> users.</text:span></text:p>
      <text:p text:style-name="P5"/>
      <text:p text:style-name="P5"><text:span text:style-name="T5">7.</text:span><text:span text:style-name="T3">As a admin I want to use a header so that I can let the user know what the company name and what its about.</text:span></text:p>
      <text:p text:style-name="P5"/>
      <text:p text:style-name="P6"><text:span text:style-name="T3">8.</text:span><text:span text:style-name="T6">As a Admin I want to use Responsive embed so that I can <text:s/>show user about something with a video </text:span><text:span text:style-name="T7">clipping.</text:span></text:p>
      <text:p text:style-name="P6"/>
      <text:p text:style-name="P6"><text:span text:style-name="T6">9.As a admin I want to use the address so that user can contact me through with it.</text:span></text:p>
      <text:p text:style-name="P6"/>
      <text:p text:style-name="P6"/>
      <text:p text:style-name="P2"><text:span text:style-name="T6"><text:s text:c="33"/>As a user </text:span><text:span text:style-name="T3"><text:s/></text:span></text:p>
      <text:p text:style-name="P7"><text:span text:style-name="T3">1.as a user I want to see all pages just by clicking a button.</text:span></text:p>
      <text:p text:style-name="P7"/>
      <text:p text:style-name="P7"><text:span text:style-name="T3">2. As a user I want to see the contact me form so that I can send amy concerning massage if I want.</text:span></text:p>
      <text:p text:style-name="P7"/>
      <text:p text:style-name="P7"><text:span text:style-name="T3">3.as a user I want to see <text:s/>details about the web site <text:s/>so that I can know what its all about.</text:span></text:p>
      <text:p text:style-name="P7"/>
      <text:p text:style-name="P7"><text:span text:style-name="T3">4. as a user I want to see activity of the <text:s/>person/company <text:s/>so that I can know about there </text:span><text:span text:style-name="T7">journey.</text:span></text:p>
      <text:p text:style-name="P7"/>
      <text:p text:style-name="P7"><text:span text:style-name="T3">5.as a user I want to like/unlike there webpage.</text:span></text:p>
      <text:p text:style-name="P7"/>
      <text:p text:style-name="P7"><text:soft-page-break/><text:span text:style-name="T3">6.as a user I want to be </text:span><text:span text:style-name="T7">registered</text:span><text:span text:style-name="T3"> user.</text:span></text:p>
      <text:p text:style-name="P7"/>
      <text:p text:style-name="P8"><text:span text:style-name="T3">7.as a user </text:span><text:span text:style-name="T7">I want to see a testimonial so that I can know good thing about the site.</text:span></text:p>
      <text:p text:style-name="P8"/>
      <text:p text:style-name="P8"><text:span text:style-name="T7">8.as a user I want to see the social icon so that I can go and look into them.</text:span><text:span text:style-name="T3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8T18:37:11.408555213</meta:creation-date>
    <dc:date>2015-01-18T19:35:48.821380560</dc:date>
    <meta:editing-duration>PT12M16S</meta:editing-duration>
    <meta:editing-cycles>1</meta:editing-cycles>
    <meta:document-statistic meta:table-count="0" meta:image-count="0" meta:object-count="0" meta:page-count="2" meta:paragraph-count="20" meta:word-count="341" meta:character-count="1678" meta:non-whitespace-character-count="1244"/>
    <meta:generator>LibreOffice/4.2.4.2$Linux_X86_64 LibreOffice_project/420m0$Build-2</meta:generator>
  </office:meta>
</office:document-meta>
</file>